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inout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C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C1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C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C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C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D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B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C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D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5V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B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C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OOT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GND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VDD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U5V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C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GND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OREF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A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A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A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ESE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PA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PA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+3V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PA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PB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A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+5V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PB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B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N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ND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C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B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ND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A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B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C1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IN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PA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C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PB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B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C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PB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B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H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PB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B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H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A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B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GND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BA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B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A1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C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C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C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A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C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C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A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C</text:p>
          </table:table-cell>
        </table:table-row>
      </table:table>
      <table:table table:name="Sorted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+3V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+5V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GN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VD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OOT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5V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OREF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U5V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BAT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I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A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A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A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A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A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A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A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A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A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A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A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A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A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A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B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B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B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B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B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B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B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B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B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B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B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B1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B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B1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B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B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C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C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C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C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C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C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C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C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C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C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C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C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C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C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C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C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D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H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H1</text:p>
          </table:table-cell>
        </table:table-row>
      </table:table>
      <table:named-expressions/>
      <table:database-ranges>
        <table:database-range table:name="__Anonymous_Sheet_DB__0" table:target-range-address="Pinout.A1:Pinout.B7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orted.A1:Sorted.B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09:48:49.697791458</meta:creation-date>
    <dc:date>2023-06-20T10:35:52.369125947</dc:date>
    <meta:editing-duration>PT47M1S</meta:editing-duration>
    <meta:editing-cycles>6</meta:editing-cycles>
    <meta:generator>LibreOffice/7.4.6.2$Linux_X86_64 LibreOffice_project/40$Build-2</meta:generator>
    <meta:document-statistic meta:table-count="2" meta:cell-count="304" meta:object-count="0"/>
  </office:meta>
</office:document-meta>
</file>